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1c3b" officeooo:paragraph-rsid="00131c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ngsong Tan <text:s text:c="49"/>Mr </text:p>
      <text:p text:style-name="P1"/>
      <text:p text:style-name="P1">1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6:47:22.543296959</meta:creation-date>
    <dc:date>2017-11-22T17:55:37.420217865</dc:date>
    <meta:editing-duration>PT58M4S</meta:editing-duration>
    <meta:editing-cycles>1</meta:editing-cycles>
    <meta:generator>LibreOffice/5.3.7.2.0$Linux_X86_64 LibreOffice_project/30$Build-2</meta:generator>
    <meta:document-statistic meta:table-count="0" meta:image-count="0" meta:object-count="0" meta:page-count="1" meta:paragraph-count="2" meta:word-count="4" meta:character-count="68" meta:non-whitespace-character-count="16"/>
  </office:meta>
</office:document-meta>
</file>